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6e8aa" style:font-size-asian="10pt" style:font-size-complex="10pt"/>
    </style:style>
    <style:style style:name="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paragraph-rsid="00060065" style:font-size-asian="26pt" style:font-weight-asian="bold" style:font-size-complex="26pt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paragraph-rsid="00060065" style:font-style-asian="italic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60065"/>
    </style:style>
    <style:style style:name="P6" style:family="paragraph" style:parent-style-name="Standard">
      <style:text-properties officeooo:paragraph-rsid="00060065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paragraph-rsid="00060065" style:font-size-asian="14pt" style:font-weight-asian="bold" style:font-size-complex="14pt"/>
    </style:style>
    <style:style style:name="P8" style:family="paragraph" style:parent-style-name="Standard" style:list-style-name="WW8Num5">
      <style:text-properties officeooo:paragraph-rsid="00060065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Wingdings"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EX6 : Calcul du coût d’utilisation d’un équipement</text:p>
      <text:p text:style-name="P6"/>
      <text:p text:style-name="P6"/>
      <text:p text:style-name="P6"/>
      <text:p text:style-name="P6"><text:span text:style-name="T1">Inspiré du livre : Michel ROUX, Tong LIU, </text:span><text:span text:style-name="T2">Optimisez votre plate-forme logistique</text:span><text:span text:style-name="T1">, Editions d’Organisation, 2008</text:span></text:p>
      <text:p text:style-name="P6"/>
      <text:p text:style-name="P6"><text:span text:style-name="T3"></text:span><text:span text:style-name="T4"> Pour comparer diverses solutions technologiques, pour établir des budgets d’exploitation, il est nécessaire de savoir calculer le coût d’utilisation d’un équipement.</text:span></text:p>
      <text:p text:style-name="P6"/>
      <text:p text:style-name="P6">Vous disposez des informations suivantes :</text:p>
      <text:list xml:id="list5358243507707062952" text:style-name="WW8Num5">
        <text:list-item>
          <text:p text:style-name="P8">Prix d’achat du chariot hors batterie : 23 000€</text:p>
        </text:list-item>
        <text:list-item>
          <text:p text:style-name="P8">Prix d’achat du chargeur de batterie : 1 000€</text:p>
        </text:list-item>
        <text:list-item>
          <text:p text:style-name="P8">Maintenance annuelle : 2 000€</text:p>
        </text:list-item>
        <text:list-item>
          <text:p text:style-name="P8">Energie : 1 800€ / an</text:p>
        </text:list-item>
        <text:list-item>
          <text:p text:style-name="P8">Contrôle annuel : 800€</text:p>
        </text:list-item>
        <text:list-item>
          <text:p text:style-name="P8">Durée d’amortissement : 7 ans</text:p>
        </text:list-item>
        <text:list-item>
          <text:p text:style-name="P8">Ouverture du site : 250 jours / an</text:p>
        </text:list-item>
        <text:list-item>
          <text:p text:style-name="P8">Amplitude : 7 heures / jour</text:p>
        </text:list-item>
        <text:list-item>
          <text:p text:style-name="P8">Utilisation de 9 chariots</text:p>
        </text:list-item>
        <text:list-item>
          <text:p text:style-name="P8">Un chariot supplémentaire est prévu pour pallier l’indisponibilité de l’un d’entre eux pour cause de panne (le mulet)</text:p>
        </text:list-item>
      </text:list>
      <text:p text:style-name="P6"/>
      <text:p text:style-name="P6"/>
      <text:p text:style-name="P4">1. Calculez le coût annuel d’utilisation d’un chariot à fourche frontale classique, charge maximale admissible 1 tonne, hauteur du dernier plan de pose 5 mètr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2. Trouvez le coût à l’heure d’utilisatio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6e8aa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6 : calcul du coût d’utilisation d’un équipement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01T15:36:21.701000000</dc:date>
    <meta:editing-duration>PT3M24S</meta:editing-duration>
    <meta:editing-cycles>8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18" meta:word-count="183" meta:character-count="1082" meta:non-whitespace-character-count="925"/>
  </office:meta>
</office:document-meta>
</file>